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2.04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189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2.29cm" fo:min-width="5.7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18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63cm" fo:min-width="10.676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8.771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8.644cm"/>
    </style:style>
    <style:style style:name="gr15" style:family="graphic" style:parent-style-name="standard">
      <style:graphic-properties draw:stroke="none" svg:stroke-color="#000000" draw:fill="none" draw:fill-color="#ffffff" fo:min-height="2.13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4.068cm" fo:min-width="15.37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2cm" fo:min-width="14.359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766cm" fo:min-width="10.9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385cm" fo:min-width="4.5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66cm" fo:min-width="9.66cm"/>
    </style:style>
    <style:style style:name="gr21" style:family="graphic" style:parent-style-name="standard">
      <style:graphic-properties draw:stroke="none" svg:stroke-color="#000000" draw:fill="none" draw:fill-color="#ffffff" fo:min-height="0.89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512cm" fo:min-width="8.3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909cm" fo:min-width="9.279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528cm" fo:min-width="9.27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4cm" fo:min-width="12.45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401cm" fo:min-width="5.723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036cm" fo:min-width="13.851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gradient" draw:fill-gradient-name="Gradient_5f_0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cm" fo:margin-bottom="0cm" fo:line-height="12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letter-kerning="true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g>
            <draw:polygon draw:style-name="gr1" draw:text-style-name="P1" draw:layer="layout" svg:width="4.575cm" svg:height="2.92cm" svg:x="0.508cm" svg:y="5.207cm" svg:viewBox="0 0 4576 2921" draw:points="0,1460 2287,0 4576,1460 2287,2921">
              <text:p/>
            </draw:polygon>
            <draw:polygon draw:style-name="gr2" draw:text-style-name="P2" draw:layer="layout" svg:width="4.575cm" svg:height="2.92cm" svg:x="0.508cm" svg:y="5.207cm" svg:viewBox="0 0 4576 2921" draw:points="0,1460 2287,0 4576,1460 2287,2921">
              <text:p/>
            </draw:polygon>
          </draw:g>
          <draw:frame draw:style-name="gr3" draw:text-style-name="P4" draw:layer="layout" svg:width="3.813cm" svg:height="2.19cm" svg:x="0.889cm" svg:y="5.571cm">
            <draw:text-box>
              <text:p text:style-name="P3"><text:span text:style-name="T1"/></text:p>
              <text:p text:style-name="P3"><text:span text:style-name="T1">GUI, </text:span><text:span text:style-name="T1"><text:line-break/></text:span><text:span text:style-name="T1">открытие Serial port,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3cm" svg:height="1.15cm" svg:x="-3.955cm" svg:y="12.004cm" svg:viewBox="0 0 3001 1151" draw:points="0,1151 3001,1151 3001,0 0,0">
              <text:p/>
            </draw:polygon>
            <draw:polygon draw:style-name="gr2" draw:text-style-name="P2" draw:layer="layout" svg:width="3cm" svg:height="1.15cm" svg:x="-3.955cm" svg:y="12.004cm" svg:viewBox="0 0 3001 1151" draw:points="0,1151 3001,1151 3001,0 0,0">
              <text:p/>
            </draw:polygon>
          </draw:g>
          <draw:frame draw:style-name="gr4" draw:text-style-name="P5" draw:layer="layout" svg:width="3cm" svg:height="1.331cm" svg:x="-3.955cm" svg:y="11.914cm">
            <draw:text-box>
              <text:p text:style-name="P3"><text:span text:style-name="T1">Нажата кнопка <text:s/>“TRAIN”</text:span></text:p>
              <text:p text:style-name="P3"><text:span text:style-name="T1"><text:s/></text:span></text:p>
            </draw:text-box>
          </draw:frame>
        </draw:g>
        <draw:line draw:style-name="gr5" draw:text-style-name="P2" draw:layer="layout" svg:x1="-2.455cm" svg:y1="11.204cm" svg:x2="-2.455cm" svg:y2="12.003cm">
          <text:p/>
        </draw:line>
        <draw:g>
          <draw:g>
            <draw:polygon draw:style-name="gr6" draw:text-style-name="P7" draw:layer="layout" svg:width="26.784cm" svg:height="11.233cm" svg:x="1.998cm" svg:y="9.02cm" svg:viewBox="0 0 26785 11234" draw:points="0,11234 26785,11234 26785,0 0,0">
              <text:p text:style-name="P6"><text:span text:style-name="T2">thread_A = new QThread;</text:span></text:p>
              <text:p text:style-name="P6"><text:span text:style-name="T2">QSocketThread* tcpthread = new QsocketThread(sDescriptor);</text:span></text:p>
              <text:p text:style-name="P6"><text:span text:style-name="T2"/></text:p>
              <text:p text:style-name="P6"><text:span text:style-name="T2">tcpthread→moveToThread(thread_A);</text:span></text:p>
              <text:p text:style-name="P6"><text:span text:style-name="T2"/></text:p>
              <text:p text:style-name="P6"><text:span text:style-name="T2"><text:s text:c="4"/></text:span><text:span text:style-name="T2">// Создание соединений потока</text:span></text:p>
              <text:p text:style-name="P6"><text:span text:style-name="T2"><text:s text:c="4"/></text:span><text:span text:style-name="T2">connect(tcpthread, SIGNAL(finished()), thread_A, SLOT(quit()));</text:span></text:p>
              <text:p text:style-name="P6"><text:span text:style-name="T2"><text:s text:c="4"/></text:span><text:span text:style-name="T2">connect(tcpthread, SIGNAL(finished()), tcpthread, SLOT(deleteLater()));</text:span></text:p>
              <text:p text:style-name="P6"><text:span text:style-name="T2"><text:s text:c="4"/></text:span><text:span text:style-name="T2">connect(thread_A, SIGNAL(started()), tcpthread, SLOT(process_TheSocket()),Qt::QueuedConnection);</text:span></text:p>
              <text:p text:style-name="P6"><text:span text:style-name="T2"><text:s text:c="4"/></text:span><text:span text:style-name="T2">connect(thread_A, SIGNAL(finished()), thread_A, SLOT(deleteLater()));</text:span></text:p>
              <text:p text:style-name="P6"><text:span text:style-name="T2"><text:s text:c="2"/></text:span></text:p>
              <text:p text:style-name="P6"><text:span text:style-name="T2"><text:s text:c="4"/></text:span><text:span text:style-name="T2">// Создание соединений обмена данными потока с GUI</text:span></text:p>
              <text:p text:style-name="P6"><text:span text:style-name="T2"><text:s text:c="4"/></text:span><text:span text:style-name="T2">connect(tcpthread, &amp;QSocketThread::Command_4_Parsing_Signal, this, &amp;QSimpleServer::Command_4_Parsing_Slot);</text:span></text:p>
              <text:p text:style-name="P6"><text:span text:style-name="T2"><text:s text:c="4"/></text:span><text:span text:style-name="T2">connect(this, &amp;QSimpleServer::Data_2_Client_Signal, tcpthread, &amp;QSocketThread::Data_2_Client_Slot);</text:span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  <text:p text:style-name="P6"><text:span text:style-name="T2"/></text:p>
            </draw:polygon>
            <draw:polygon draw:style-name="gr2" draw:text-style-name="P2" draw:layer="layout" svg:width="26.784cm" svg:height="11.233cm" svg:x="1.998cm" svg:y="9.02cm" svg:viewBox="0 0 26785 11234" draw:points="0,11234 26785,11234 26785,0 0,0">
              <text:p/>
            </draw:polygon>
          </draw:g>
        </draw:g>
        <draw:line draw:style-name="gr5" draw:text-style-name="P2" draw:layer="layout" svg:x1="-2.455cm" svg:y1="13.154cm" svg:x2="-2.455cm" svg:y2="14.478cm">
          <text:p/>
        </draw:line>
        <draw:line draw:style-name="gr5" draw:text-style-name="P2" draw:layer="layout" svg:x1="6.875cm" svg:y1="3.048cm" svg:x2="11.811cm" svg:y2="3.048cm">
          <text:p/>
        </draw:line>
        <draw:line draw:style-name="gr5" draw:text-style-name="P2" draw:layer="layout" svg:x1="-2.691cm" svg:y1="7.835cm" svg:x2="-2.691cm" svg:y2="9.613cm">
          <text:p/>
        </draw:line>
        <draw:custom-shape draw:style-name="gr7" draw:text-style-name="P9" draw:layer="layout" svg:width="6.223cm" svg:height="2.54cm" svg:x="0.635cm" svg:y="1.905cm">
          <text:p text:style-name="P8"><text:span text:style-name="T1">Создание объекта класса</text:span></text:p>
          <text:p text:style-name="P8"><text:span text:style-name="T1">QSimpleServer(QObject *parent) :</text:span></text:p>
          <text:p text:style-name="P8"><text:span text:style-name="T1"><text:s text:c="4"/></text:span><text:span text:style-name="T1">QTcpServer(parent) </text:span></text:p>
          <text:p text:style-name="P8"><text:span text:style-name="T1">Слушаем tcp порт 8383, </text:span><text:span text:style-name="T1"><text:line-break/></text:span><text:span text:style-name="T1">запуск GUI - MainWindow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191cm" svg:height="0.962cm" svg:x="0.889cm" svg:y="0.889cm">
          <draw:text-box>
            <text:p text:style-name="P10">Main.cpp</text:p>
          </draw:text-box>
        </draw:frame>
        <draw:line draw:style-name="gr5" draw:text-style-name="P2" draw:layer="layout" svg:x1="2.794cm" svg:y1="4.445cm" svg:x2="2.794cm" svg:y2="5.244cm">
          <text:p/>
        </draw:line>
        <draw:frame draw:style-name="gr9" draw:text-style-name="P12" draw:layer="layout" svg:width="3.683cm" svg:height="1.439cm" svg:x="7.239cm" svg:y="2.132cm">
          <draw:text-box>
            <text:p text:style-name="P3"><text:span text:style-name="T1">Приходят данные </text:span></text:p>
            <text:p text:style-name="P3"><text:span text:style-name="T1">на tcp порт, т.е. новое соединение</text:span></text:p>
          </draw:text-box>
        </draw:frame>
        <draw:custom-shape draw:style-name="gr10" draw:text-style-name="P14" draw:layer="layout" svg:width="11.176cm" svg:height="2.413cm" svg:x="11.938cm" svg:y="1.397cm">
          <text:p text:style-name="P13">Класс QSimpleServer, <text:line-break/>вызывает ф-цию<text:line-break/>QTcpServer::incomingConnectio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891cm" svg:y1="3.81cm" svg:x2="16.891cm" svg:y2="5.842cm">
          <text:p/>
        </draw:line>
        <draw:frame draw:style-name="gr11" draw:text-style-name="P11" draw:layer="layout" svg:width="10.922cm" svg:height="1.673cm" svg:x="17.78cm" svg:y="4.042cm">
          <draw:text-box>
            <text:p>QSimpleServer::incomingConnection(qintptr sDescriptor)</text:p>
          </draw:text-box>
        </draw:frame>
      </draw:page>
      <draw:page draw:name="page2" draw:style-name="dp1" draw:master-page-name="PM0">
        <draw:custom-shape draw:style-name="gr12" draw:text-style-name="P16" draw:layer="layout" svg:width="9.271cm" svg:height="1.143cm" svg:x="3.175cm" svg:y="9.144cm">
          <text:p text:style-name="P15"><text:span text:style-name="T2">QSimpleServer:::Data_2_TcpClient_Signal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175cm" svg:height="1.016cm" svg:x="12.446cm" svg:y="8.509cm">
          <draw:text-box>
            <text:p>СИГНАЛ</text:p>
          </draw:text-box>
        </draw:frame>
        <draw:frame draw:style-name="gr8" draw:text-style-name="P11" draw:layer="layout" svg:width="2.667cm" svg:height="0.962cm" svg:x="12.7cm" svg:y="10.341cm">
          <draw:text-box>
            <text:p>СЛОТ</text:p>
          </draw:text-box>
        </draw:frame>
        <draw:custom-shape draw:style-name="gr14" draw:text-style-name="P16" draw:layer="layout" svg:width="9.144cm" svg:height="1.143cm" svg:x="3.429cm" svg:y="11.43cm">
          <text:p text:style-name="P15"><text:span text:style-name="T3">QSocketThread::Data_2_TcpClient_Slot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28.702cm" svg:height="2.384cm" svg:x="0.635cm" svg:y="0.889cm">
          <draw:text-box>
            <text:p><text:tab/><text:tab/><text:tab/>Передача данных “ Сверху вниз”, например в камеру CV или ответ клиенту JSON<text:line-break/></text:p>
            <text:p><text:tab/>MainProcess---&gt;QTcpServer---&gt;QTcpSocket</text:p>
          </draw:text-box>
        </draw:frame>
        <draw:line draw:style-name="gr5" draw:text-style-name="P2" draw:layer="layout" svg:x1="7.366cm" svg:y1="12.573cm" svg:x2="7.366cm" svg:y2="13.716cm">
          <text:p/>
        </draw:line>
        <draw:custom-shape draw:style-name="gr16" draw:text-style-name="P14" draw:layer="layout" svg:width="15.875cm" svg:height="4.318cm" svg:x="2.413cm" svg:y="13.716cm">
          <text:p text:style-name="P13"/>
          <text:p text:style-name="P13">Подготовка ответа – HTTP строка “response”</text:p>
          <text:p text:style-name="P13">socket→write(response.toUtf8());</text:p>
          <text:p text:style-name="P13">// И закрываем соединение</text:p>
          <text:p text:style-name="P13">socket-&gt;disconnectFromHost();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4.859cm" svg:height="1.27cm" svg:x="1.143cm" svg:y="6.731cm">
          <text:p text:style-name="P13">QSimpleServer::Write_2_TcpClient_SLot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366cm" svg:y1="8.001cm" svg:x2="7.366cm" svg:y2="9.144cm">
          <text:p/>
        </draw:line>
        <draw:frame draw:style-name="gr8" draw:text-style-name="P11" draw:layer="layout" svg:width="2.286cm" svg:height="0.962cm" svg:x="13.462cm" svg:y="5.769cm">
          <draw:text-box>
            <text:p>СЛОТ</text:p>
          </draw:text-box>
        </draw:frame>
        <draw:custom-shape draw:style-name="gr18" draw:text-style-name="P14" draw:layer="layout" svg:width="11.43cm" svg:height="1.016cm" svg:x="2.032cm" svg:y="4.445cm">
          <text:p text:style-name="P13">MainProcess::Write_2_TcpClient_Signal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175cm" svg:height="1.016cm" svg:x="13.081cm" svg:y="3.429cm">
          <draw:text-box>
            <text:p>СИГНАЛ</text:p>
          </draw:text-box>
        </draw:frame>
        <draw:line draw:style-name="gr5" draw:text-style-name="P2" draw:layer="layout" svg:x1="7.366cm" svg:y1="5.461cm" svg:x2="7.366cm" svg:y2="6.604cm">
          <text:p/>
        </draw:line>
        <draw:line draw:style-name="gr5" draw:text-style-name="P2" draw:layer="layout" svg:x1="7.366cm" svg:y1="10.287cm" svg:x2="7.366cm" svg:y2="11.43cm">
          <text:p/>
        </draw:line>
        <draw:custom-shape draw:style-name="gr19" draw:text-style-name="P14" draw:layer="layout" svg:width="5.08cm" svg:height="0.635cm" svg:x="2.032cm" svg:y="5.715cm">
          <text:p text:style-name="P13">Данные Qstring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0.635cm" svg:x="1.905cm" svg:y="8.255cm">
          <text:p text:style-name="P13">Данные Qstring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0.635cm" svg:x="1.651cm" svg:y="10.541cm">
          <text:p text:style-name="P13">Данные Qstring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08cm" svg:height="0.635cm" svg:x="1.651cm" svg:y="12.954cm">
          <text:p text:style-name="P13">Данные Qstring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0.16cm" svg:height="1.016cm" svg:x="16.637cm" svg:y="6.858cm">
          <text:p text:style-name="P13">QSimpleServer : public QTcpServer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0.16cm" svg:height="1.016cm" svg:x="16.637cm" svg:y="11.557cm">
          <text:p text:style-name="P13">QSimpleServer : public QTcpServer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M0">
        <draw:frame draw:style-name="gr21" draw:text-style-name="P11" draw:layer="layout" svg:width="29.083cm" svg:height="1.143cm" svg:x="0.254cm" svg:y="0.508cm">
          <draw:text-box>
            <text:p>Передача данных из QSimpleServer – “Снизу Наверх”- в MainWindow</text:p>
          </draw:text-box>
        </draw:frame>
        <draw:custom-shape draw:style-name="gr22" draw:text-style-name="P14" draw:layer="layout" svg:width="8.89cm" svg:height="0.762cm" svg:x="2.159cm" svg:y="3.302cm">
          <text:p text:style-name="P13">QTcpServer::readyRead()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175cm" svg:height="1.016cm" svg:x="8.763cm" svg:y="2.286cm">
          <draw:text-box>
            <text:p>СИГНАЛ</text:p>
          </draw:text-box>
        </draw:frame>
        <draw:frame draw:style-name="gr13" draw:text-style-name="P11" draw:layer="layout" svg:width="10.668cm" svg:height="1.016cm" svg:x="13.462cm" svg:y="2.286cm">
          <draw:text-box>
            <text:p>(Есть непрочитанные данные)</text:p>
          </draw:text-box>
        </draw:frame>
        <draw:custom-shape draw:style-name="gr23" draw:text-style-name="P14" draw:layer="layout" svg:width="9.779cm" svg:height="2.159cm" svg:x="1.524cm" svg:y="5.08cm">
          <text:p text:style-name="P13">QsocketThread::onReadyRead()</text:p>
          <text:p text:style-name="P13">Парсинг данных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477cm" svg:y1="4.064cm" svg:x2="6.477cm" svg:y2="5.207cm">
          <text:p/>
        </draw:line>
        <draw:frame draw:style-name="gr8" draw:text-style-name="P11" draw:layer="layout" svg:width="2.286cm" svg:height="0.962cm" svg:x="11.176cm" svg:y="4.318cm">
          <draw:text-box>
            <text:p>СЛОТ</text:p>
          </draw:text-box>
        </draw:frame>
        <draw:custom-shape draw:style-name="gr24" draw:text-style-name="P14" draw:layer="layout" svg:width="9.779cm" svg:height="1.778cm" svg:x="1.397cm" svg:y="8.382cm">
          <text:p text:style-name="P13">Command_4_Parsing_Signal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175cm" svg:height="1.016cm" svg:x="11.176cm" svg:y="7.874cm">
          <draw:text-box>
            <text:p>СИГНАЛ</text:p>
          </draw:text-box>
        </draw:frame>
        <draw:line draw:style-name="gr5" draw:text-style-name="P2" draw:layer="layout" svg:x1="6.35cm" svg:y1="7.239cm" svg:x2="6.35cm" svg:y2="8.382cm">
          <text:p/>
        </draw:line>
        <draw:custom-shape draw:style-name="gr25" draw:text-style-name="P14" draw:layer="layout" svg:width="12.954cm" svg:height="1.524cm" svg:x="0.508cm" svg:y="11.303cm">
          <text:p text:style-name="P13">QsimpleServer::Command_4_Parsing_Slot</text:p>
          <text:p text:style-name="P13">emit Info_2_Log_Signal(message);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223cm" svg:y1="10.16cm" svg:x2="6.223cm" svg:y2="11.303cm">
          <text:p/>
        </draw:line>
        <draw:frame draw:style-name="gr8" draw:text-style-name="P11" draw:layer="layout" svg:width="2.286cm" svg:height="0.962cm" svg:x="12.7cm" svg:y="10.541cm">
          <draw:text-box>
            <text:p>СЛОТ</text:p>
          </draw:text-box>
        </draw:frame>
        <draw:custom-shape draw:style-name="gr26" draw:text-style-name="P14" draw:layer="layout" svg:width="6.223cm" svg:height="1.651cm" svg:x="2.921cm" svg:y="13.97cm">
          <text:p text:style-name="P13">Info_2_Log_Signal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096cm" svg:y1="12.827cm" svg:x2="6.096cm" svg:y2="13.97cm">
          <text:p/>
        </draw:line>
        <draw:frame draw:style-name="gr13" draw:text-style-name="P11" draw:layer="layout" svg:width="3.175cm" svg:height="1.016cm" svg:x="9.271cm" svg:y="13.335cm">
          <draw:text-box>
            <text:p>СИГНАЛ</text:p>
          </draw:text-box>
        </draw:frame>
        <draw:custom-shape draw:style-name="gr27" draw:text-style-name="P14" draw:layer="layout" svg:width="14.351cm" svg:height="2.286cm" svg:x="1.143cm" svg:y="16.891cm">
          <text:p text:style-name="P13">MainWindow::Info_2_Log_Slot</text:p>
          <text:p text:style-name="P13">Обработка полученных по tcp данных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.286cm" svg:height="0.962cm" svg:x="13.843cm" svg:y="15.875cm">
          <draw:text-box>
            <text:p>СЛО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f0f0f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29T14:28:00.435956786</dc:date>
    <meta:creation-date>2019-05-06T12:34:12Z</meta:creation-date>
    <meta:generator>LibreOffice/6.0.7.3$Linux_X86_64 LibreOffice_project/00m0$Build-3</meta:generator>
    <meta:editing-duration>PT1H7M32S</meta:editing-duration>
    <meta:editing-cycles>12</meta:editing-cycles>
    <meta:document-statistic meta:object-count="63"/>
  </office:meta>
</office:document-meta>
</file>